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fo="urn:oasis:names:tc:opendocument:xmlns:xsl-fo-compatible:1.0" xmlns:style="urn:oasis:names:tc:opendocument:xmlns:style:1.0" xmlns:dc="http://purl.org/dc/elements/1.1/" xmlns:number="urn:oasis:names:tc:opendocument:xmlns:datastyle:1.0" office:version="1.2">
  <office:automatic-styles>
    <number:date-style style:name="datestyle">
      <number:year number:style="long"/>
      <number:text>-</number:text>
      <number:month number:style="long"/>
      <number:text>-</number:text>
      <number:day/>
    </number:date-style>
  </office:automatic-styles>
  <office:body>
    <office:spreadsheet>
      <table:table table:name="baza studentow_Y1800_1939">
        <table:table-column/>
        <table:table-column/>
        <table:table-row>
          <table:table-cell>
            <text:p>АЛЕКСАНД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АСИЛ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РИГОР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ГНАТИЙ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КЛИМЕНТ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ЮС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ДМИТР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ЕОРГ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Arsenjusz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ЕОРГ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ЕОРГ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WITALJUSZ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ДА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ДРИ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ИКТ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АВРИЛА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ЕМЕЛЬЯ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ИЛЬВЕС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ХЛОДВИГ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ФЁ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ХЛОДВИГ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Ё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АТО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ТО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СИФ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КОНСТАНТИ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НИКОЛА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ОЛЕГ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ПЁТ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СТАНИСЛАВ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ДОЛЬ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ОТТОНЕ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ЬФОНС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ЕМЁ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ГЕОРГ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ДМИТР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ОНСТАНТИ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ОНСТАНТ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ПАВЕЛ</text:p>
          </table:table-cell>
          <table:table-cell office:value-type="float" office:value="1885">
            <text:p>1885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БОРИС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ФРИК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ЛАДИМИ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ДОРМИДОНТ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ИХАИЛ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ЕРГЕЙ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АЦЛАВ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ЯНУАР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ЯКОВ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ЯКО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ДРИ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АНД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ГРИГОРИЙ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КЛИМЕН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ЕМЁ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ОМА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ДРИ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ЛЕКСАНДР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ГРИГОР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АОКИМ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ГНАТ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ЛЕОПОЛЬД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СИФ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ЛЕ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РИГОРИЙ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ТРОФИМ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ГРИГОР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ДА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ДА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ГНА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НА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ЮЛИ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ИТА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ЯНУА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ЛЕКСАНД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ПЁТ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ПЁТ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АНД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ЁТ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ЛЕ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ИКЕН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ИКТ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РС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БОРИС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ЛАВРЕНТ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ЛАВРЕНТ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ЛАВР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ЯКО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РЕФА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КОНСТАНТИН</text:p>
          </table:table-cell>
          <table:table-cell office:value-type="float" office:value="1885">
            <text:p>1885</text:p>
          </table:table-cell>
        </table:table-row>
        <table:table-row>
          <table:table-cell>
            <text:p>ВЛАДИМИ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ЕНРИХ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ЕОНИД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ДИМ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КАР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АСИЛ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ЕВГЕН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ДОЛЬ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ЁТР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ВАСИ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ЕВГЕН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ЕВГЕН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АВСТ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ДИМ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СТАНИ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Елисе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ПАРФЕН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НТО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ИКТО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РФЕН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АРФЕН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ЮЛИ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НАТ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АВЕ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ОЗОНТ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ФЛО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Якобъ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ЯКО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АВЕ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Л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ЯКО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ОМА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РКАД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ГЕОРГ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ЛЕ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ДИ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ЛЛАДИ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ФОМ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ЕОРГ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ЕОРГ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ЕВСТАФИ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ГНА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Л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ОМА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ЯКОВ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ЯРОСЛАВ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АКСИМ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РОМУАЛЬД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ФАНАС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ЛЕ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НИКОЛА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АРФЕН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ЕМЁН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ФАВСТ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ЮЛИА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ЯКО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ЁДО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ЮЛИ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ЛАДИМИ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ГНАТ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ПАВЕЛ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ПАЛЛАД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ПЁТР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ФОМ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озонтъ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Л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ЛАДИСЛАВ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ТОН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ПЛАТО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ГРИГОР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ИХА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РОМУАЛЬД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Е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МИХАИЛ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АДОЛЬ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ЛЕКСАНД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ВАСИЛ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ЕРОНИМ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ОНСТАНТИ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КСЕНОФОНТ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МИХАИЛ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НИКОЛА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ЛАТО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РОМ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ЭДУАРД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СТЕП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ЕРГ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НИКОЛА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ИКЕН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др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КЕНТ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пполитъ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Ѳеофиль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ЕВСТАФ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АНДР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ДЕМЬЯ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горъ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ЕРГ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ПОЛЛИНАР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ДАМ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АЛЕКСАНД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ЛАДИМИ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ИТРОФ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ЁТ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ЁТ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ЛАДИМИР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ФЕЛИКС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РИГОР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АТОЛ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ЕННАД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АЛЕКСЕ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ОНУФР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ФЁДО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ВА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ИК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ГНАТИ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АЛЕКСАНД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ТАЛ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ДЕНИС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ЕМЁ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ЕМЁН</text:p>
          </table:table-cell>
          <table:table-cell office:value-type="float" office:value="1853">
            <text:p>1853</text:p>
          </table:table-cell>
        </table:table-row>
        <table:table-row>
          <table:table-cell>
            <text:p>СТЕП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РАНЦИСК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ЕОФ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ТАЛ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РАНЦИСК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ВСЕВОЛОД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Яроникъ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ЛЬГЕЛЬ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РИГОР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ИТА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ЕВГЕН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АНД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-<text:s/>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БОРИС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ГНАТ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НИКОЛАЙ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СЕРГ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ЁДО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др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МИТРОФ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ЛЕОНИД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ЛЕКС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ФАВСТ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АОКИ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НТОН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ИВА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СИФ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ХЛОДВИГ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СТЕПАН</text:p>
          </table:table-cell>
          <table:table-cell office:value-type="float" office:value="1844">
            <text:p>1844</text:p>
          </table:table-cell>
        </table:table-row>
        <table:table-row>
          <table:table-cell>
            <text:p>ВЛАДИСЛАВ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ВИКТО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НТ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ЮЛ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ТА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ОНАР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ЕЛИКС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Л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ЁДО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ДА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ЕРОНИ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НИКОЛА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АСИЛ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КОНСТАНТИН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АДА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ЮЛИ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СИФ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БОГД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ЯРОСЛАВ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БОГД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НИКОЛА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СТЕП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ЯКО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АВЕ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РСЕН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ИКТ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ЦЛАВ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ЕВСТАФ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ЗИН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ГНАТ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ЛАРИО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КЕЛЕС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УПРИЯ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УКЬЯ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НИКАН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АВЕ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ПЁТ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РОМ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ЕМЁ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ЁДО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ЕОФ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ЮЛИ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ЕВСТАФ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ГНАТ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МИХАИ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др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РАФ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АВЕ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ПЁТ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ГРИГОР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ОНСТАНТИ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севолодь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ВАЦЛАВ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ЛАДИМИР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МИХАИ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МАТВ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ВЕ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ЕРГ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ДОЛЬ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РАНЦИСК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ФРАНЦИСК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РИГОР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РИГОР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ЁДО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ТО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МИХАИЛ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РОСТИСЛА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ТЕП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ЕРГЕЙ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ИКТО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ГЕОРГИ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ЯКО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ЯКО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Ё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ТО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ЕОРГИЙ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ЯКОВ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ЯКО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ЁД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П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ЕОФИЛ</text:p>
          </table:table-cell>
          <table:table-cell office:value-type="float" office:value="1834">
            <text:p>1834</text:p>
          </table:table-cell>
        </table:table-row>
        <table:table-row>
          <table:table-cell>
            <text:p>АЛЕКСАНД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ГНАТ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ЕВГЕН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ИЛЬВЕС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Даниілъ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АНО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РАНЦИСК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ОФИЛ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ЯКОВ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ДАМ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ОСИФ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АДАМ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ЛАДИМИ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ЕВГЕНИ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ИВАН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МИХАИЛ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ФЕОФИЛ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ГЕОРГ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ДАНИЛА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АФАТ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ИМПЛИЦ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ОМА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ЕОФ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НИКАНО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Ё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ОМА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НТО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ЕРГЕ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ПОЛЛИНАР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ЕНТ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ФОМА</text:p>
          </table:table-cell>
          <table:table-cell office:value-type="float" office:value="1853">
            <text:p>1853</text:p>
          </table:table-cell>
        </table:table-row>
        <table:table-row>
          <table:table-cell>
            <text:p>ВИКЕНТ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АОКИМ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ОМА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РСЕН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ЛЕ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ОМА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ДОЛЬ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АЛЕНТИ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КОНСТАНТИ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ИКЕНТ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МИХАИЛ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АСИЛ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ИКЕНТ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КЕНТИЙ</text:p>
          </table:table-cell>
          <table:table-cell office:value-type="float" office:value="1844">
            <text:p>1844</text:p>
          </table:table-cell>
        </table:table-row>
        <table:table-row>
          <table:table-cell>
            <text:p>ВИКТО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ЛАДИМИ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ЛАДИМИ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СТАФ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оръ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КОНСТАНТИ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ПЁ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ЁТ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ТЕП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ЮЛ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ОМА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ноградовъ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СОФРОН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Е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ЛЕКС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ГРИГО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ЯКО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ОМ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МЁ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ЮСТИ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АНСЕЛЬ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ЛАДИМИР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ЕЛИЦ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ДАМ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ДАМ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ВА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ГНАТ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РОМ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ТЕПА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ЛЕОНАРД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ИХА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ОДЕСТ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СЕМЁ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ОНСТАН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ТИТ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РОМ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ДИМ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ФЁДО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ука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вгустинъ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ЕОФ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ладиславъ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ЛАРИО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ЛАРИ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Е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АТОЛ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БОРИС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КОНСТАНТИ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МИХА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вгустинъ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ліменті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АКА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ЕРДИНАНД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ФЕДОС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ОФ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ППОЛО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ПОЛЛИНА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ФЁДО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РКАД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ОСИФ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ЁДОР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ЮЛ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АНИ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ГНАТИЙ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ИОСИФ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МИХАИЛ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Е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ВЛАДИМИ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ВАН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ОНСТАНТИ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ЛЕ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ЁТ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ЁДО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ГЕОРГ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АЛЕРЬЯ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ИФ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ЕОРГ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ЁДО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ЬБИ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ЛЕ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ЕОН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ЕЛИКС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ЛЕВ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ЛЕ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П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ДМИТРИ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ПАВЕЛ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ЮЛ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РСЕН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МИХАИЛ</text:p>
          </table:table-cell>
          <table:table-cell office:value-type="float" office:value="1905">
            <text:p>1905</text:p>
          </table:table-cell>
        </table:table-row>
        <table:table-row>
          <table:table-cell>
            <text:p>НИКОЛА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ВАН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ЁДО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ГНАТ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ВИКТО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ЛЕОНТ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НИКОЛАЙ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СИДО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АРЛ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ндр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СИДО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903">
            <text:p>1903</text:p>
          </table:table-cell>
        </table:table-row>
        <table:table-row>
          <table:table-cell>
            <text:p>ИЛЬДЕФОНС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ЛЬДЕФОНС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дре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ЛАРИ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пполитъ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ЭДУАРД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ЭДУАР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ЕВ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ЛЬДЕФОНС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ЭДУАР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ЛЕКСАНД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БОРИС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БОРИС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КОНСТАНТИ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ФЁДО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ВИКТ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АФАТ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АРКИС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ИКТО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ДАМ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СТЕП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34">
            <text:p>1834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ТЕП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ЛЬЯ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СТЕП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ЮЛИ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АТОЛИ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ПАВЕЛ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АТО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АНД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др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аниілъ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ПЁ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ЕВСТАФ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ПАВЕ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ВАЦЛАВ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ЁДО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ЕОРГ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АН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ЕВСТАФ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АВЕ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ЕП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БРОНИСЛА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ТАРА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Либертъ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ЁТ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ПЛА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ГРИГОР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ЛА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ИКЕНТ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АЦЛА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МЕЛЬЯ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ЛАТО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ВА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СИФ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ЛЬЯ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ФАВСТ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ФЕОФ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ЛЕОНАРД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РКАД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ЮЛ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ь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КОНСТАНТИН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ПЁТР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ДА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ЛАДИМИР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ЛЬДЕФОНС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пполитъ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ЕВ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АВЕЛ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ФАВСТ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АУСТИ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ЮЛ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АВЕ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РОКОФ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ЕМЕЛЬЯ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ЕЛЕС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ЕМЕЛЬЯ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ЯКОВ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ОСИФ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др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ЛАДИМИ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МИХАИЛ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МИХАИЛ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ОСИФ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ХЛОДВИГ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АВЕ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ЛЕКСАНД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ЛЕКСАНДР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ДА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ЛЕРЬЯ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ИК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ТО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ИКТ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СЕВОЛОД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ГЕОРГ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пполитъ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АФА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АЗИМИ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ОНГИ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укіанъ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амертъ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ПАВЕ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АВЕЛ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СЕМЁ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ТИ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ЁД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ЛИКС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ФЕРДИНАНД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ФЕРДИНАНД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ЮЛИ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АДЕ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ЁДО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ЁДОР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АТОЛ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РИГОР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Ё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ЕРГЕ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Августинъ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ВГУСТ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дре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ЕВСТАФ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КАР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Е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АРК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ФЕЛИЦИ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ХРИСАНФ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ЮЛИ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НИКОЛА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ИФ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3">
            <text:p>1903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ХЛОДВИГ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Богуславъ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ЗМ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ОСИФ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АВЕЛ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СЕМЁ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РАНЦИСК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КТО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КТ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ЮСТИ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ЛЕ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ПАВЕ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АВЕ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ЕЛИЦ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АТВЕ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МАТВЕ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ЛЕКС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НАТИ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ИЛЬЯ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ЗМ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ЕМЁ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СТЕП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ТЕП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ЛО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ЁДОР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ПЁТ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ЕВГЕН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ИОСИФ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АОКИМ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АОКИ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АСИЛ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ЕДОС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ЯКОВ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ЛЬЯ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СТЕП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ЕВСТАФ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МИХАИ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ЮС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ОНУФР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АЛЛАД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ЛАВР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РСЕН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ДМИТРИЙ</text:p>
          </table:table-cell>
          <table:table-cell office:value-type="float" office:value="1887">
            <text:p>1887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МЁ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Ё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АВРЕНТ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ЛАВРЕНТ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ЁТ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цлавъ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ЛЕКСАНД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ЛЕКСАНДР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Фегонтъ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ФОМА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ИОСИФ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КОНСТАНТИ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СТАНИСЛАВ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ндрей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АНТО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АНТО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ЗИН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ЗИНОВ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ЛАРИО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ИФ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ИФ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МИХАИЛ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др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СТАФ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ПЁ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ЕРГ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ЕОРГ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ГЕОРГ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ЯКО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ЛАРИ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ЁТ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Андре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ЕЙ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Андре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Андр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ГЕОРГ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ГЕОРГ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АТВЕ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НИКОЛА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ПЛАКИД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ТЕП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СТЕПА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ФЕОФ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ЁДО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ЛАРИ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ОНСТАНТИН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ДМИТР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ЛОНГ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ХЛОДВИГ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АР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ЛИ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ЮЛИ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ФЁДО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МАРИ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ФЁДОР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ЗИН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ХА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ГЕОРГИ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ВЛАДИМИ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ЛАДИМИ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АЦЛАВ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ИВ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ГНА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ОНТ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МЁ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ЛАДИМИ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ППОЛО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РИГОР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ЁДО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ФРАНЦИСК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РАНЦИСК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ЕСА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СИЛЬВЕСТР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НИКОЛА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АНД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АФАНАС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ЕВГЕН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АЗИМИР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ЛЕОНИД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ЁТ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ЕРГЕ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ИТОЛЬД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НИК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ГНАТИ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НИКОЛА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МИХА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ЮЛИ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ЕРОНИМ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дре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ндре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АНД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ЛАДИМИР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ЕВГЕН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ЕМЕЛЬЯ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КУПРИЯ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ХЛОДВИГ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АНО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ЁТ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ЕВЕРИ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СЕМЁ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Л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Л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ЯКО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ЁДО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ПАВЕЛ</text:p>
          </table:table-cell>
          <table:table-cell office:value-type="float" office:value="1903">
            <text:p>1903</text:p>
          </table:table-cell>
        </table:table-row>
        <table:table-row>
          <table:table-cell>
            <text:p>Андрей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АНТО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СИДО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КОНСТАНТИН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СЕРГ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ПЁТ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КОНСТАНТИ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АЛЕРЬЯ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др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РАСИ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ЕВГЕН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ЭРАЗ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ГНАТИ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ОНСТАН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ЁДО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РОМ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РОМ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ИКТО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ГНА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ХЛОДВИГ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АР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ФЕДОСИ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АНД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ндре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ндр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ЦЛА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ЮЛ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ЮЛ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СТИ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ЕВГЕНИ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ЕРО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СЕРГЕЙ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ЕРДИНАН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дре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ЕВДОКИМ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ЮСТИ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ПЛАТО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ЮЛИ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ИТАЛ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ПЛАТОН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ИКЕН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УПРИЯ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ОНИД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ПАВЕ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ЮЛ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ЯКО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С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ССАРИ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ЕРВАС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ДЕНИС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ГНА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ИФ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СЕРГЕ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ДАНИЛА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НИКОЛА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РН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ГНАТИ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ИЛЬЯ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пполитъ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КАРЛ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КОРН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ХА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АВЕЛ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ПЁТ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ЛАТО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ЕМЁ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СТЕП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КАЛИКСТ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ОНСТАН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ГНА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САВЕ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ЕВЕР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ДА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ТОЛЬД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ГНАТ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ХЛОДВИГ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ЛЕКС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ИЛИПП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ГРИГОР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ГЕОРГ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ГНАТ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БОРИС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ЛАВРЕН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АЛЕРЬЯ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ДАНИЛА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ЁТР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ФИЛИПП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ИЛИПП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ЁДО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ИЛИПП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НТО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СЕМЁ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ЯКОВ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ЛЕКСАНД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ГНА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ЛЕВ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ЮЛИ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ЮЛИ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ФЁДО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ЁД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ЭДУАР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ЕМЁ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ДАМ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СОФРОН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ЛЕКС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СЕРГЕ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АДАЛЬБЕРТ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ИКТ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ГНАТ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СИ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С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ЛИКС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СЕВОЛОД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АТВЕ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МИХАИ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СЕРГЕЙ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ЛЕ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ТЕП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ЕРГ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ЕМЁ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ЁДО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ИЛАРИОН</text:p>
          </table:table-cell>
          <table:table-cell office:value-type="float" office:value="1903">
            <text:p>1903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ЗАХА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ОНИД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АТО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ОМА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КОНСТАНТИН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ФИЛИПП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ОФРОНИЙ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ГАВРИЛ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ОФРОН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ЯКОВ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АНАТО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МИХАИЛ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АНТО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Н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ГАВРИЛА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ГНА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ЕВГЕН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МИХАИ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ЕОРГ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ПАВЕЛ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СТЕПАН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Андре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ИКТО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ЛЕ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АВЕ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П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ТЕП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АФА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РТЕМ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ЕОРГ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ГАСПА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ОНСТАНТИ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АВЕЛ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ПЁ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П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РОМ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ОНСТАНТИН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МИХА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ЁТ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АЛЕКСАНДР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АНДР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АНТО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АСИЛИЙ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ВЛАДИМИР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ИГНАТИЙ</text:p>
          </table:table-cell>
          <table:table-cell office:value-type="float" office:value="1903">
            <text:p>1903</text:p>
          </table:table-cell>
        </table:table-row>
        <table:table-row>
          <table:table-cell>
            <text:p>КОНСТАН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ОНСТАНТИ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ЛЕОНИД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ТИХО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вгустинъ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ЗИН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вгустинъ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НАТОЛИ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ВЛАДИМИР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ГЕОРГ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ДАНИЛА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ЗИН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КОНСТАНТИ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НАРКИС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ЕМЁ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СЕРГЕ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ЕМЁ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ЁДО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ИЛЬЯ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ОСИФ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ЛЕКСАНДР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АН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РСЕНИ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СЕВОЛОД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ЕОРГ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РИГОР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КЛИМЕНТ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ОНСТАНТИ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АВЕ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ЁТ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ФРАНЦИСК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ЭДУАРД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ЮЛИ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СЕВОЛОД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ВСЕВОЛОД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СЕРГ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НАПОЛЕ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КОНСТАНТИН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ОМА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АНТ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ОМА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ука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Ё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ЁДО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ФОМ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ЛИ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ДАМ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ФАНАСИ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ладиславъ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ЕЛИКС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ИЛИПП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ИЛИПП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ЮС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РИЧАРД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ИФ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АНТОН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ВЛАДИМИ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ВЛАДИСЛА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ндр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АЛЕРЬЯ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ИКТО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пполитъ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ЛАРИО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МИХАИЛ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АВЕ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СЕРГЕ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АВЕ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ЁТ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ФЁДО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ВИКТО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ЁДО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ИТА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ЕРОНИМ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ГЕОРГ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ЕОРГ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ЕМЁ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пполитъ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НТО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БОРИС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ЛАКИД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ОМА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ГЕОРГ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ГНА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ЁТ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АЛЕКСАНД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ГЕОРГИЙ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ЕВСТАФ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ГЕОРГ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ГНАТ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ГНАТИ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ОСИФ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ЛЕКСАНД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ВИКТ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ГЕОРГ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КОНСТАНТИ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КОНСТАНТИ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ЛЕОН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ЮЛИ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ЛАДИМИ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СИФ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ВАЛЕРЬЯ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ХЛОДВИГ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БОРИС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СИЛ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ГЕОРГ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ЗИНОВ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ЛАКИ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ОМА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СЕМЁ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ГЕОРГ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ВЕНИАМИ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ИОСИФ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КОНСТАН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КОНСТАНТИН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ИОСИФ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ЛА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ЭДУАРД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ВЛАДИМИ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ИФ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СЕРГ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ГРИГО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ГЕОРГ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АР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АР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ЕМЕЛЬЯ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ЛЕОНИД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МАР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РАНЦИСК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РОХО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ДАМ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ДА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ЛЕКСАНД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КЕНТ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ДАВЫД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ЕРОНИМ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АЗИМИ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АЗИМИ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ОНСТАНТИ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ЛЕ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АВЕЛ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ПАРФЕН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ПЁТ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ТЕПА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ТИТ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ЛО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ЛЕКСАНД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АВЕЛ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НАТО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ЗИН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913">
            <text:p>1913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АТОЛИ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ИКТОР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ИОСИФ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АД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ПАВЕ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ТО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КТОР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НИКОДИМ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ЛАТО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ФЁ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АЗИМИ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АЦЛАВ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ГРИГОР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ЁДО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ЁД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РИГО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ТРОФ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КАЗИМИ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АВРИЛА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ЛЕКСАНД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ОНСТАНТИ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МИХА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ОНСТАН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ОМА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ЭДУАР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Л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ЛЬЯ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ПЁТР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ВИКТО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ЁДО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дре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ТО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ТО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ФАНАС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ФАНАС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ЛАДИМИ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авриілъ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ГАВРИЛА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ГЕОРГ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ННОКЕНТ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АЗИМИ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ОНСТАНТИ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ЛЕВ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МИХАИЛ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ЁТ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ПЁТ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ТЕП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СТЕП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АВСТ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ЯКО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ЁДО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ФЁД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ЁД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ЯКО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ЛАДИМИ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.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др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ЕНЕДИКТ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ЕВ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ПЛА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ЛА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ЯКОВ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ЕФОД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АВЕ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ЕОФ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ТЕП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903">
            <text:p>1903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ДИМ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ХЛОДВИГ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ОНСТАНТ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ЁДО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МАР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славъ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ГНАТ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КОНСТАНТИ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ЮЛИ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АСИЛ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АЦЛА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арест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ЭРАЗМ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пполитъ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ОНКОРД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АВЕ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ЕЛИКС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ХРИСАН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ЮСТИ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ДА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ГНАТ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КОНСТАН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ЕРОНИМ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АВЕЛ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ТА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СИЛ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ОНСТАН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АВЕ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ФАД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АНИСЛАВ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ЕРГЕ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БОЛЕСЛАВ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пполитъ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ОНУФРИ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дре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АЛЕН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др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дре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ЛЕНТИ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Н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ХА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ОИС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ЕОФ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ЛЕН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АН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РИГОР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ЕНИАМ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ДМИТР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ЯКО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пполитъ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ндр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пполитъ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ЁТ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ЁТ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МИХАИ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АЛЕРЬЯ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ЛЕ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ЕОФ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ЛАДИМИ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КОНСТАНТИ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ПА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ЛАДИМИ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ЕОФ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ГРИГО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ТАЛ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ФЕЛИКС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ЛЕОНИД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ОНСТАНТИ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ОНСТАНТИ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ЛЕКСЕ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ТО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НТО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БОРИС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СИЛИ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ВЕНЕДИК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ЕНЕДИКТ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ГНАТ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ЮС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АНО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ЁТ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ЮЛИА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ФОМА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ДАМ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ЕВ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БОЛЕСЛА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ГНА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ХА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ЮЛИА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ТОН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ВАСИЛ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ВИКТО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ГЕНРИХ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ДМИТР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ДОНАТ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ЕВГЕН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ГНАТИ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пполитъ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ЛЕ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ЮЛИ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ФЕОФ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ЕОФ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Е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ЛЬФОН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ИХАИ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ГРИГОР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ЛЬЯ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ПЁТ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ЮЛИ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АНТО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ЛА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ОЛИКАРП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ДАМ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МИ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ДАМАСК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ГНА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ЛЕ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ЕЛХИСЕДЕК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ВЕ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ЁТ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СТЕП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ТЕП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АФАТ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ЛЕ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НИКОЛА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ТИТ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ИФ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АТВЕ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КОНСТАН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НИКОЛАЙ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СИЛЬВЕСТ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ТРОФ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АВРЕН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РОМ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ОМА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ВЛАДИМИР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РАФ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ВАЛЕ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ЁДО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ТО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ТО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АВРЕНТ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ОМ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СЕВОЛОД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СЕРГ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ЛЕКСАНДР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ВАСИЛ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АСИЛИ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ГНА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ЛАРИО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ГРИГОР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ЯКОВ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ЯКО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ЯКОВ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ГРИГОР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ЯКОВ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ГРИГОР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ГРИГОР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ДМИТ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ВЛАДИМИР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ИВ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ИОСИФ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СЕРГЕ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НТ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ЛАДИМИ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ГЕОРГ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ОНСТАН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МИХА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ЕМЁ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ЕМЁ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ТО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ОНСТАНТИ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дре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МИХАИЛ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МИХАИЛ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ЦЛАВ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НИКОЛА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АНД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др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ТО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АНТО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СИЛ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ЕНЕДИКТ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АНИЛА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КОНСТАНТИ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ОНСТАНТИН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ЛАВ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ЛА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РАФА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Савва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ЕМЁ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ЕМЁ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ТЕП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ТИТ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ФЕЛИКС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РАНЦИСК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РАНЦИСК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ЯКО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ука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КТ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ЛЬДЕМА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ВИКТО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ЛАДИМИ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ДМИТР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В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Лука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АВЕ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АВЕ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АВСТ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ЁД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ЮЛИ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ЁДО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ЮС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ПЁТ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ОСИФ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Лука</text:p>
          </table:table-cell>
          <table:table-cell office:value-type="float" office:value="1844">
            <text:p>1844</text:p>
          </table:table-cell>
        </table:table-row>
        <table:table-row>
          <table:table-cell>
            <text:p>ПАВЕЛ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КТО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др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ЛЕРЬЯ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ВЛАДИМИ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КОНСТАНТИ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ПЁТ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СТЕП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ЮЛИ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ЛАДИМИ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ИКТОР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КОНСТАН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СЕРГЕ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ЕВГЕН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ЁДО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ЯКОВ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ВГУСТ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ЛАДИМИ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ВИТА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дрей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МАРКИА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СТЕПАН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АНАТО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ЗИН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Теофилъ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ЕЛИЦИ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ЛАДИМИР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ЛАВД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ЛЕВ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Ё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ЁД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ЁДО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ЁД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Е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БОРИС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АЦЛАВ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13">
            <text:p>1913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МИХАИЛ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СЕРГ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ПАВЕЛ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ДМИТРИЙ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СТЕП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ФИЛИПП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ИЛИПП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ТЕП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ИЛИПП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ЛЕНТ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ЮЛИАН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ФАНАС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БОРИС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ЛАДИМИ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Владиславъ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СЕВОЛОД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РИГОР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ДАНИЛА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ЕВГЕН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ЗАХА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Лук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АКСИ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ПАВЕЛ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ПЁ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ИЛЬВЕСТ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ТЕП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СТЕП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ХРИСАНФ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ЮЛИ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ЮЛИ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ФЕОФ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АСИЛ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МАР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др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КОНСТАНТИ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ИХА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ТИМОФ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др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СИЛ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ДОМЕСТИ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ПАВЕ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ДА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БОРИС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ДАНИЛ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ЕВГЕН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ЕВСТАФ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АН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ЕМЁ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ЕП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ЯКОВ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ЕЙ</text:p>
          </table:table-cell>
          <table:table-cell office:value-type="float" office:value="1844">
            <text:p>1844</text:p>
          </table:table-cell>
        </table:table-row>
        <table:table-row>
          <table:table-cell>
            <text:p>АЛЕКСАНДР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АЛЬБИ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ЕНЕДИКТ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ЕЛЕВФЕР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ШЕ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ИРИЛЛ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ЛА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РУФ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ФЕДОС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ЛАТО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ФЕДОС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ЭРАСТ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ГЕНРИХ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РИГОР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ГНАТ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ГНАТ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ГНАТ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РИГОР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УПРИЯ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ЁД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ЕВСТАФ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ПАН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ФЕОФ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АЦЛА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ДМИТРИ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ЕВГЕН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ДОЛЬ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ДАМ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НТО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ВСЕВОЛОД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УПРИЯ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НИКАН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ЕМЁ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РСЕН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АНДИД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РАНЦИСК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ОНСТАНТИ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ИОСИФ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СИЛЬВЕСТ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КОНСТАНТИ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АСИЛ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ДАМ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ЕВГЕН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пполитъ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АР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ХА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АНО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РОМАН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АЛЕКСАНД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ИКЕН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ТАЛ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ИТАЛИЙ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ВЛАДИМИ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АНИЛА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ЕВГЕН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АН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АВСТ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ЕЛИКС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Е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АТАПИ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РСЕН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ФАНАСИЙ</text:p>
          </table:table-cell>
          <table:table-cell office:value-type="float" office:value="1834">
            <text:p>1834</text:p>
          </table:table-cell>
        </table:table-row>
        <table:table-row>
          <table:table-cell>
            <text:p>ВИТА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АПИ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ЁД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Ё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ЁДО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ВАСИЛИЙ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ЛЕКСАНД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ГЕОРГ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КОНСТАН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ИФ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ОНСТАНТИ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МИХА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АВСТ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ЕВГЕН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ЕВГЕН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КОНСТАНТ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Е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АФАНАС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АРТИ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МАТВЕ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СТЕП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КАРЛ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ЛЕ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ЮЛ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ЮЛ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ЕВ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ДАМ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ПАВЕЛ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КОНСТАНТ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ЛЕ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АЛЕКСАНД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НИКОЛА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ВСЕВОЛОД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РИГОР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ГРИГО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РИГО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КОНСТАНТИ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ОСИФ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АВЕ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АВЕ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ЕРАФИМ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ТИМ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НТО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АСИЛ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ДАНИЛА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ОНСТАНТИ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АВЕ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ТОН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МИХАИЛ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ГНАТ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АРТИ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ДАМ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КОНСТАН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ВИКТО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ГРИГО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ЛЕОНИД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АСИ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ДМИТР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ИКТО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ЛАДИМИ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ДМИТРИЙ</text:p>
          </table:table-cell>
          <table:table-cell office:value-type="float" office:value="1913">
            <text:p>1913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РАФ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РОМУАЛЬД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СТЕП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ЮС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ЕВГЕН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ПАН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АДАМ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НИКОДИМ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ПЛАТО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ДИМ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ЮЛИ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ЛЬЯ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КАР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ДИМ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ЛАТО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ИГНАТИ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ЛЕОНИД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ГНАТ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ДАМ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ЛЬЯ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ИКТ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славъ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ЛАДИМИ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ЛЕКСАНД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ГЕОРГ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ДАМ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ВЕ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ЯКО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ПЛАТО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КАЗИМИ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ГРИГОР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ГРИГО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ДМИТР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ЕВСТАФ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ЕРОНИ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АФАТ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КОНСТАНТИ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КОНСТАНТИ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ЛИЦИ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ЯРОСЛАВ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МАРК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ЕЛИКС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РАНЦИСК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гатинъ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КОНСТАНТИ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ЛЕОНТ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ИХАИЛ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МИХА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ФАНАС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ФАНАС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ЛЕРЬЯ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КЕНТ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ЛАДИМИ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ДИ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ЮЛИ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ЯКО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РАНЦИСК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ЁТ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ЯКО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ГЕРВАС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ДМИТР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ЛЕР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СЕРГ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РТЕМ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БОРИС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ЛЕН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ГРИГО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ПЁ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ИКЕНТ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СИФ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ППОЛОН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РАНЦИСК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ВЛАДИМИ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КОНСТАНТИН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СЕНОФОНТ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ЕРГ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РИГОР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СЕВОЛОД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АФА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ЕОНТ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дре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НТ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РОМ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КАЗИМИ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ЕМЁ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ИРИЛ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ЕВАСТЬЯ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ОМА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СЕВОЛОД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ндре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пполитъ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ЛАДИМИ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ЛЕОНАРД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дре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РКАД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РИГО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МИХАИ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СЕРГ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МИХА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СЕРГ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др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ТО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ТО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АЦЛАВ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ЕВГЕН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оиль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пполитъ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Р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АНД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ЛАТО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ЮС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ЯКОВ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ФРАНЦИСК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ЛЕКСАНД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ЮЛИ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ЕРГ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ТАРАС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ПАВЕ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СЕРГ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ОМА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АВЕ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ДА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БАЛЬТАЗА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Т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ЕНИС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Евгардъ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ОСАФАТ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ЛЕ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Е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ЕОНИД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ЛОНГИН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Лук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АР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ИХАИ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ОСИФ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ПАВЕЛ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ПАВЕЛ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ПЁТ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ЁТ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ЯКО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ндре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ДИМ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ПАВЕ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ДА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ДАМ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ЕРМ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ЕВСТАФ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ПАВЕЛ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СЕРГ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ЮЛИ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ЕДОС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ФОМ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КОНСТАНТИ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ИКТОР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ЕОРГ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ЛЬЯ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АР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АНИСЛАВ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ФЁДО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КОНСТАНТИН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ЛЕОНИ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НАТ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ДОЛЬФ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ВАСИЛ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АТО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ГЕННАД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ЛЕОНИД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ЕОРГ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ТО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ГРИГОР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ЕРГ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СТЕП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СТЕП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ЛЕКСАНДР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Н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НИКИФО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НИКОЛА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ЭДУАРД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ЕДОС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913">
            <text:p>1913</text:p>
          </table:table-cell>
        </table:table-row>
        <table:table-row>
          <table:table-cell>
            <text:p>АДА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ИГНА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ЯКОВ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ГЕОРГ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ЛАДИМИ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ИВАН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КОНСТАНТИ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АНИСЛА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АНИСЛА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ГЕОРГ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Евфремъ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ФАДЕ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ВЕЛ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ПАВЕЛ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ГЕОРГ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ГНАТ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ГНА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ТРОФ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ТО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ИКЕНТ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КЕНТ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ЕМЁ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МЁ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ЯНУА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ЕМЁ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ЮЛИ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ЕВГЕН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АЭТАНО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МИХАИЛ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ЛЕКСАНД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ЛЕКС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ЛАДИМИР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ЛЕОНИД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ГНАТИЙ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ЗИНО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ГРИГО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ДОКИМ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903">
            <text:p>1903</text:p>
          </table:table-cell>
        </table:table-row>
        <table:table-row>
          <table:table-cell>
            <text:p>ВАСИЛ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ПАВЕЛ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ИГНА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ЛАВРЕН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ММАНУИЛЬ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ОРФИ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ОМА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БОРИС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АТО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ДМИТРИЙ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ПЁ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ЕРГЕЙ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ЕРГЕЙ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ТРОФИМ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ЛАРИ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АТО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АТО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КОНСТАНТИ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АЦЛА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СТАФ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Елисе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РТЕМ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ЛАДИМИ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БОГД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МЁ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ДОЛЬ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ИКТ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АКИН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АЗИМИ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КСЕНОФОНТ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КСЕНОФОНТ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ЛЕОНТ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ЕРГ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ТАНИ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ЛИЦ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ИЛАРЕТ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ЯРОСЛА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ДМИТР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СИЛ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ЕНЕДИКТ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ЕВГЕН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ЮЛИ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ИГНАТ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СИФ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ФОМА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ОНСТАН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ЮЛИАН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Кліменті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ПЛА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ФАНАС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ФАНАС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ДМИТР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дре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АНТ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ГРИГОР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ГНА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ТЕП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ЕЛИКС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ЯКО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ЁДО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ПЁТ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ЛЕКСАНДР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АЛЕКСАНД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ЛЕ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КОНСТАНТИ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ФЁДОР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РОСТИСЛАВ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ПЁ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АВ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ЕМЁ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ОМ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ЮЛИА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ДА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АНО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ФОРТУНАТ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ИКЕНТ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ЁТ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НИКАН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ЗБИГНЕ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укіанъ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ЯРО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БОЛЕСЛА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ХА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ЯРОСЛА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ЗИНОВ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ЗИНОВ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пполитъ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ЕРДИНАНД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ИЛАРЕТ</text:p>
          </table:table-cell>
          <table:table-cell office:value-type="float" office:value="1844">
            <text:p>1844</text:p>
          </table:table-cell>
        </table:table-row>
        <table:table-row>
          <table:table-cell>
            <text:p>ЭДУАРД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ННАДИ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КОНСТАНТ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ПЁ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ЛЕРЬЯ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ЗИНО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ЯКОВ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МИХАИ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Н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АВЕ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ЮЛИ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ЮЛ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ТАЛ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ЕМЁ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ТА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ЕМЁ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ДА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ЕЛИЦИ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К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ЛА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дре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НТО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ГЕОРГ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ЕВСТАФИ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КУПРИЯ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УПРИЯ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ИРИЛ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ОНСТАН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МАТВ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ЁТ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ЛАТ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РОМ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АВЕ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ЕРГ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СТАНИ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ЁДО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ЁДО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ФЁДО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ЕОФ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ЕОФ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ЕЛИКС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Лука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ЛЕКС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ДМИТР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НАТИ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СЕНОФОНТ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ЛЕВ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ЛЕОН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ЛАТО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СЕМЁ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П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ТЕП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ФЁДО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ГАВРИЛ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ГАВРИЛ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ГРИГОР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АСИЛ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АНТО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ЛАТО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СТЕП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ВЛАДИМИР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АТО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ФАНАС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ОНСТАНТИ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МИХАИ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ЮЛИ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ДОЛЬ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ЁД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РСЕНИЙ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АЦЛАВ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ГРИГО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ДМИТР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КАЛЛИСТРАТ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ЕМЁ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СЕМЁ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ПАВЕ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гнать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ЮС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ЮЛИ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ЮС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ГРИГО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ладиславъ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ТАНИСЛА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ГАЭТАНО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Е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Ё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ЛАТО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СТЕП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Ё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Е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ИЛЬВЕСТ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ОСИФ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РИГОР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ЛЕ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АРКИС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ЯКОВ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КАР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ЛЕРЬЯ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АР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ММАНУИЛЬ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Е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ПЛА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ЯКО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ЁТ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ЯКОВ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ГРИГОР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ГРИГОР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44">
            <text:p>184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ФАНАС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ЕОРГ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ЕМЕЛЬЯ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АТВЕ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ЕДОС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ДАНИЛ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ГНА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дрей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ВЛАДИМИР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Даниілъ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ГНА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ЛЬЯ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ЛЬЯ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ЛЕВ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АВЕ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АВЕ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ЛАТО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СЕРГ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ЮЛИ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ЛАДИ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ДАНИЛА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АЗИМИ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Е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АЛЕРЬЯ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ННАД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АРКИС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СТЕП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ЛА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ЛЕКСАНД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ндр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НТО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АВРИЛА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ДМИТР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РИНАРХ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ЁТ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СТЕП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ГРИГО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ВЕРИ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СЕВЕР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ДАМ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БОРИС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ЁТР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СЕВЕР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ГРИГОР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АВЕ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АОКИМ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ЛЕОНИД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Ё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СЕРГЕ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КЕНТ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ГНАТИЙ</text:p>
          </table:table-cell>
          <table:table-cell office:value-type="float" office:value="1834">
            <text:p>1834</text:p>
          </table:table-cell>
        </table:table-row>
        <table:table-row>
          <table:table-cell>
            <text:p>ЮЛИ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ЛЕКСЕ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ДРОНИК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ЕНТ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ВИКТ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ДОМЕТ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КАЛЛИСТРАТ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ОНИСИ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РАФ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ТЕП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ЁДО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ВИК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АВЕ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МАРК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МАРК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ОРНИЛ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ОМ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ОМ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Е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НАСТАС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ЁТ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ПЁ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СИЛИ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ИКТО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БД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алеріанъ-Калисанті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славъ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ЁДОР</text:p>
          </table:table-cell>
          <table:table-cell office:value-type="float" office:value="1903">
            <text:p>1903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АВЕ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АВЕ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ВАЛЕРЬЯ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ДАНИЛА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Ё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МИТРОФА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ФЁДО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ИКТ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ЛАДИМИ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ЕВГЕН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ДАВЫД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СТЕП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ТИХ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АНДР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ВАСИЛИЙ</text:p>
          </table:table-cell>
          <table:table-cell office:value-type="float" office:value="1903">
            <text:p>1903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ЛЕОНИД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гні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ТЕП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ЁТ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ЛЕКСАНДР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АСИЛИЙ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ВЛАДИМИ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ТО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ВАСИЛ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АСИЛ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ъ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ЮСТИ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ОНСТАНТИ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ЛЕВ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ЛЕОН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АР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НИКАНО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ОСИФ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АВЕ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СТЕП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ЯКОВ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ВАСИЛ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ОНСТАН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ГРИГОР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ЕОНТИ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ЕВГЕН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дрей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ФОМ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ЯКО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ЁДО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ПЁТ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ГНАТ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ЕРОНИМ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ТЕП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ВЕНЕДИКТ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СЕВОЛОД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ИКТО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ВИКТО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ЕОФ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ИК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ГРИГОР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ММАНУИЛЬ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ГНА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ГНАТ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АНО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АВЕ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ЮЛИ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НТО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РИГОР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ЛАВД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НИКИФО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ДАЛЬБЕР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др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АЛЕРЬЯ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ММАНУИЛЬ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Еѳсені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УПРИЯ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АСИЛ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ЁТ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СИЛ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Гавриілъ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САФАТ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СТЕПА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ГНАТ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АН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ГРИГОР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РИГО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АНИСЛАВ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ОНСТАНТИ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ЮЛИ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КОНСТАН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дре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др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ГНА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ЁДО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Лука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КТО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АДАМ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ЛАДИМИ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ВАЦЛАВ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ЕВГЕН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КАЛЛИСФЕ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АТВЕ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44">
            <text:p>1844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ПЁТ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ПЛАТ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ТАНИСЛА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ЛИ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ЮЛ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ИКТ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РИГО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РОМ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РХИП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КОНСТАНТ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КОНСТАНТИ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КОНСТАНТИ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ЮЛИ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ндре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АНТО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ГЕРВАС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ЕВСТАФ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ОСИФ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ЁТ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ЁТ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ЮЛ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ПЁТР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ЛЬЯ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ЁДО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ЕВГЕН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КОНСТАНТИ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СТАНИСЛАВ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ониф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СЕРАФИМ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СТАНИСЛАВ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К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ХА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АНИСЛАВ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РАНЦИСК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ЕОФИ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ДАМ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ВАН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ИСИДО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В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АВЕ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ПЁ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ЛЕКСАНД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РХИП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СИДО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КЛИМЕНТ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ЛЕОПОЛЬ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укіанъ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ИХАИЛ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ОСИФ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АВЕЛ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ПЁТ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укіанъ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ЕРГЕ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ИГНАТИЙ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МИХАИ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СТЕП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ФЕДОС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дре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дре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дре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ИХАИ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АСИЛ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ВА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ГНАТ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ДАМ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ЛИМЕНТ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ОНСТАНТИ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ПЁТ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ТЕП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ЛУКЬЯ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СЕРГ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ЛЕОНИД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ХЛОДВИГ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АВВАТ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СТЕП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АВЕЛ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ДАМ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ТО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РИГОРИЙ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АР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ГНАТИЙ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МИХА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ПЛА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славъ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ТИТ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БОЛЕСЛАВ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ТЕП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гні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АНД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БРОНИСЛАВ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АЗ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ВАСИЛ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КОНСТАНТИН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ДМИТР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ОСИФ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МАКСИМИЛИ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АКСИМИЛИ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СЕРГ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ИЛАРИ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ладиславъ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ТИТ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ЯКО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ОНСТАНТИ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ИКТО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ЛАДИМИР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ВЛАДИМИ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ИОСИФ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АЗИМИ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АЗИМИ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ЕЛЕС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ОНСТАНТИ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ЛЕВ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АВЕЛ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ПАВЕЛ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ТИМОФЕ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ЯКО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ЯРОСЛАВ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ФЁДО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ДРИ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ЛЕКСАНД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АТОЛ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дре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Н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ИКТО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АПИ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ЛИМЕН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ОНСТАН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КОНСТАНТИ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ОНСТАНТИ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МИХАИЛ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ОНУФР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ЛА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ТЕП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МИХАИЛ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АЛЕКСАНДР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ВИКТО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АСИЛ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МАРКЕ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НАТОЛИ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АНТО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РСЕН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АНИСЛАВ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ЮЛ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ЯКОВ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БОРИС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ИФ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АРКАД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ЛАДИМИ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913">
            <text:p>1913</text:p>
          </table:table-cell>
        </table:table-row>
        <table:table-row>
          <table:table-cell>
            <text:p>НИКОЛА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ПАВЕЛ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АРКАД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КОНСТАНТИ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ЁДО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ОСИФ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дре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дре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ЁТ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РКАДИЙ</text:p>
          </table:table-cell>
          <table:table-cell office:value-type="float" office:value="1913">
            <text:p>1913</text:p>
          </table:table-cell>
        </table:table-row>
        <table:table-row>
          <table:table-cell>
            <text:p>ВИКТ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АНО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АНО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АЗИМИ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ФАНАС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ЕРГЕ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РИГО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КОНСТАН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ЮС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дрей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СЕМЁ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пол.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КОНСТАНТИ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ЕРГЕ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СИФ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ИОСИФ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ТАНИСЛА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ГНА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ФЕРДИНАНД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ЮЛИ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ДМИТРИЙ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ФЁДОР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АЛЕКСЕ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Андр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АВЕ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ФЁДО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АСИЛ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ЛЕКСАНДР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ЛЕКСАНД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АСИЛИЙ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ВАЦЛАВ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пполитъ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ЛА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ЮС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ЛЕКСАНД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ФАНАС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ЦЛАВ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ЦЛАВ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ГЕНРИХ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ЛЬЯ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пполитъ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ИХАИ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ЛА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ЕМЁ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ЛЕКСАНД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Эдвардъ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ЮЛИ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ЮЛИ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ЛЕКСАНД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ЛАДИМИ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РИГОР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МИХА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СЕРГЕЙ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ИОСИФ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КОНСТАНТ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ЯКО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ЯКОВ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ОНСТАН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ЛАР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ЛАРИО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АЛЕ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КТО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ЛАТО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35">
            <text:p>1835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ЛЕКС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ИКТОР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ОЛИКАРП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Лука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СЕМЁ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ТЕП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НИКОЛА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ЯКО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ТО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РС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КЕН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ЛАДИМИ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ЕВГЕНИ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ЛИМЕНТ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ліменті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ЛЕВ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СИФ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АВЕ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ЁТ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ВЛАДИМИР</text:p>
          </table:table-cell>
          <table:table-cell office:value-type="float" office:value="1913">
            <text:p>1913</text:p>
          </table:table-cell>
        </table:table-row>
        <table:table-row>
          <table:table-cell>
            <text:p>РОМУАЛЬД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ЗБИГНЕВ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ЯРОСЛАВ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МИР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ВСЕВОЛОД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ДЕМ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ЭДУАРД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АД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ДАМ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ИТА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ДАМ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ЛАДИМИ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ИГНА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53">
            <text:p>1853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ТЕПА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ФОМА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ПОЛЛИНАРИ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ЛЕ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АСИЛ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ЕВГЕН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ЮС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ЛЕ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Лука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МИХАИЛ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НИКАНО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П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ФИЛИПП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др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БОРИС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ЕОРГ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лебъ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ЛЕОНИД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РСЕНИЙ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НИКОЛАЙ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ИВА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ХРИСАНФ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ХРИСАН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ЁД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ПАВЕЛ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ПАВЕЛ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ЛЕР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ЕФОДИЙ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АД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дре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ИКЕНТ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КТО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ГРИГО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ЛАРИ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укьянъ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ПЁТ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ЛО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ФЛО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ЛЕБ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Е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ГЕОРГ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АВЕЛ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БОРИС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ЛЕОНИД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В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НИКОЛА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ЮС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ЛЕКСАНД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ъ/Антоні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ФАНАСИ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ЕНТ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ВИКЕНТ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ОНСТАНТИ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ОНСТАНТИ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ЛЕ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ЛА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ЯНУАРИ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ФОМА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ИФ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МИХАИЛ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НИКОЛАЙ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ГРИГОР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Е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ТЕП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НТО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Гавриілъ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ПАВЕ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ЛАДИМИ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ИХАИЛ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АЛЕКСАНД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ВЛАДИМИ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АЛЕКС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ДАВЫД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ПАВЕЛ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САМСО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ФЁД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АВЕ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ДАЛЬБЕРТ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ИТАЛ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ВА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ФЁДО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АЦЛА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АНО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КЕН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РКАД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ЕРГ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АОКИМ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АОКИМ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ВГУСТ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ЛАДИМИР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ОСИФ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ЛАВРЕНТ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ОНУФР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ЛАТО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ИЛИМ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ЯКО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ЛАДИМИ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ЛА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ЕВГЕН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ИКЕНТ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АСИЛ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ЛАДИМИ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ГАВРИЛА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ГАВРИЛА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РИГОР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ПА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ЛАДИМИ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ТЕПАН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ФАНАСИЙ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Августинъ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АВЕ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вгустинъ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ГАВРИЛ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ДМИТР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ГНАТ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ЕРОФЕ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ОРНИЛ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ита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РОМ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АВСТ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ОНУФР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ПАВЕ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ПАВЕ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ОНУФР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СИФ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ЛЕ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ЛЕОПОЛЬД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ЛЕВ</text:p>
          </table:table-cell>
          <table:table-cell office:value-type="float" office:value="1851">
            <text:p>1851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КАЗИМИ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ПОЛЛИНАР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ФАНАС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СИЛ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ЛАВРЕН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САМС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ЕРГЕ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СЕМЁ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ЮСТИ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ОМА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РИГО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ППОЛ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РИГОР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ГНАТИ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МИХА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ЁДО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АЛЕРЬЯ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ТЕП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вгустинъ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ДОЛЬ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РИСТРАХ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АЦЛАВ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ЕОРГ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ЕВГЕН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ГЕОРГ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ЗАХА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пполитъ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КОНСТАНТИН</text:p>
          </table:table-cell>
          <table:table-cell office:value-type="float" office:value="1844">
            <text:p>1844</text:p>
          </table:table-cell>
        </table:table-row>
        <table:table-row>
          <table:table-cell>
            <text:p>КСАВЕР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Ё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ОМА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ука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ЛЕОНТ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МИХАИЛ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АННИК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ОСИФ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ЛАТО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ЛА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ЕОРГ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ГЕОРГ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ука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ЛУКЬЯ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ХЛОДВИГ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ЛА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ЁД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вгустинъ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дре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РСЕН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ЛАДИМИР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ГЕРАСИМ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ГНАТ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КУПРИЯ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КЛИМЕНТ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ЛИМЕН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ЛЕВ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НАРКИС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НИКОЛА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РОТАС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АДЕ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ЕОФИ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АНД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ЕОРГ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ЛЬЯ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ндре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ФАНАС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РМ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МИТРОФ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ТРОФ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МЁН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МИХА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МИХА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КЛИМЕН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ГРИГОР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ТИХО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ВКСЕНТ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РИГОР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АЦЛАВ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ЕОРГ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ДМИТРИ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ГЕОРГИ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СЕРГЕ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ЛИМЕНТ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КОНСТАНТИН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ЮС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ЛЕРЬЯ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АЛЕР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Еронимъ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пполитъ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ППОЛИТ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ППОЛИТ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ЛИМЕНТ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НТЕЛЕЙМ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ЕРОНИМ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ЕЛИЗА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ЛИМЕН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ЛЕКС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ДОЛЬ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АСИЛ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ЕМЁ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Игоръ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скиллъ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ЗИНОВ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ЛИМЕНТ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ОНУФР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ЕНЕДИКТ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ЕФИМ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ЛИМЕНТ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ЛЕВ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ОНУФР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ТО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ИХА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ЛАДИМИ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ПАВЕ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Л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ЕЛИКС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ЕВ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МИХАИЛ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910">
            <text:p>1910</text:p>
          </table:table-cell>
        </table:table-row>
        <table:table-row>
          <table:table-cell>
            <text:p>СИЛЬВЕС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АЗИМИ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АЛЕКСАНД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ЛЕОНИД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МАРТИ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МИХАИЛ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ФЕЛИКС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АН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ИФ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ЁТ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ЛЕ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ПЁТ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КЕСАР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ЮБОМИ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ладиславъ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ГАВРИЛА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ОСИФ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ИКЕНТ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АЗИМИ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САВЕ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ВЕ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ЛА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ЛЕОНТ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нтонъ/Антоні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горъ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АВЕЛ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ФАНАСИ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ЕРМ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ЮЛИ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ОНСТАНТИ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ОНСТАНТИ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ТРОФА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МИХАИЛ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ЛА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ЕОФ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ЯКО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ЛИМЕНТ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ЛАТ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ЯКОВ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КЛИМЕНТ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Н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СТАФ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ГРИГОР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ЕВГЕН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ТО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ЕВСТАФ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ГНАТ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КОНСТАНТИ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ЮЛИ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ЕНЕДИКТ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ЭДУАРД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МИХАИЛ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ЭДУАР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УКЬЯ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ХАИ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ЭДУАР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Ё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ДОЛЬ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НТО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ТЕП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АКА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ИВА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ЯКО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РАНЦИСК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АВЕ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ЕВ</text:p>
          </table:table-cell>
          <table:table-cell office:value-type="float" office:value="1844">
            <text:p>1844</text:p>
          </table:table-cell>
        </table:table-row>
        <table:table-row>
          <table:table-cell>
            <text:p>ЛЕОНТИЙ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ВИКЕНТ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ДМИТР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ЕВГЕН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ОНСТАНТИ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ЛЕ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РОМ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АОКИМ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ИХАИ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ЕП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др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СЕРГЕ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АВЕЛ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ДОЛЬФ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ОНГ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ОМА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ЛЕКС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ГРИГО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МАР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ЛА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БОРИС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ЕМЁ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НТО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Т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ъ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ВИК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НАТ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пполитъ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АФАТ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СИФ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КОНСТАНТИ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Лук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ОНУФ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АВЕ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АНТЕЛЕЙМ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ПЛА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ТЕПА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МИХА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ЁДО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ТЕП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НИКОЛАЙ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ПЛАТО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РКАД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РОМА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РИГОР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ГЕОРГ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ЕРАФИМ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ГНАТ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АСИЛ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ЛАДИМИ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ЕВГЕНИЙ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ТИТ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Доминикъ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РАНЦИСК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ПРОХО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СЕНОФОНТ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ВАЛЕН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РАНЦИСК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РАНЦИСК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ЕВГЕН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ЕВГЕН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ЕВАЛАМП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ТЕПАН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Целестинъ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ННО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АР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ЛЕРЬЯ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АСИЛ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ЁДО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ЁД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ЮЛИ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ЮЛ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ДОЛЬФ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МОС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Н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БОРИС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ИКЕН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ИКТО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КАЗИМИ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П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ТИТ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ЁДО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ОСАФАТ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ГАВРИЛА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ЛАДИМИ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Даниілъ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ИВА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ЛАДИМИР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СЕРГЕ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ЯКО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ЯКО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ГРИГОР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ОНСТАНТИ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АВЕ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Н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ЕНТИЙ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РИГОР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ПЁТ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ЛЕКСАНД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ЛЕКС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ГРИГОР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ЁТ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АЛЕРЬЯ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ТЕП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ЕНЕДИКТ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ЛАДИМИ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МИХА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ОНУФР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ЁТР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ПОЛИКАРП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ОЛИКАРП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АНД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ЛЬЯ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ЕЛЕСТИН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Лук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АТВ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ВЕЛ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ПЁТР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Андр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АТВ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АТВ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ГРИГОР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АННИКИ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ФЛО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РАНЦИСК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СИФ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пполитъ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АОКИМ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ЛАТО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ЯКОВ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ЛАДИМИ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ЯКОВ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ЛЕКСАНД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ВАЛЕ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АТО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АТО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АТОЛ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ВА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ПАВЕ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ГНАТ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КЛИМЕН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ЮЛИ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АЗИМИР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КУЗЬМ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ЕМЁ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УЗЬМА</text:p>
          </table:table-cell>
          <table:table-cell office:value-type="float" office:value="1844">
            <text:p>1844</text:p>
          </table:table-cell>
        </table:table-row>
        <table:table-row>
          <table:table-cell>
            <text:p>ЗИНОВ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РАНЦИСК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АНО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РАНЦИСК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АНО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ЛАТ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БОРИС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АЦЛАВ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ФЁДОР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ГЕОРГ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Е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НИКОЛА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АНДР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ЛЕКСЕ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ИГНА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ЯКО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ЛЕВ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ЛЕОНТИ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СЕРГ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ИКЕНТ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ОНСТАН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МИХАИЛ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ИОСИФ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КОНСТАНТИ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ЛАТ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КТО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ЛА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АСТАС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ЛОНГИН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СТЕПА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ДАМ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ФАБИА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Ё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ЁТ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ДАМ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др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ГАСПА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ИФ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САФАТ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АР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ЛИМЕНТ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ОНУФР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ЕРОНИ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АФА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ОЛИМП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ЛАДИМИ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АВСТ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ЛЕКСАНД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ОСИФ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НТ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ТО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ГРИГОРИЙ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ИКТОР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ЕМЕЛЬЯ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ЛЬЯ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СЕРГ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ФЁДО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ВЛАДИМИ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ВТОНОМ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РСЕНИ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ВЛАДИМИ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ЦЛАВ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АОКИ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АР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ИРИЛ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ИФ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ПЁТ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ЁТ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ЛАТО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СТЕП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ЮЛИ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Доминикъ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БОРИС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22">
            <text:p>1922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ЕПИФ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ВАСИЛИ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МОС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ЕОРГ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Ё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арапіонъ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СИФ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ЕРАПИ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дре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АН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ЛАДИМИ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ХЛОДВИГ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МИХАИЛ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ПЛАТ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РОМ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ЕМЁ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Л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УПРИЯ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НИКОЛА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ИХАИЛ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ВЛАДИМИР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ИВАН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ВЛАДИМИ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ЛОНГИ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ХЛОДВИГ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ХЛОДВИГ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Лук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АВЕ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ОНГ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АСИЛ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ОМА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ПАВЕ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ВТОНОМ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ЛАДИМИ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ВАЦЛАВ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ЮЛИ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ЛАДИМИ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ЯКОВ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ЕРМИЛ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КОНСТАНТИН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СТАНИСЛА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ТЕПА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ГЕОРГ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ОСИФ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дрей</text:p>
          </table:table-cell>
          <table:table-cell office:value-type="float" office:value="1879">
            <text:p>1879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ТЕП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СТЕП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АРО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ДАМ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КЛЕОНИК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ОЛА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ФАДЕ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ВИКТ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ЛАДИМИ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МЕЛЕ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ЛАДИМИ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ФАВСТ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дре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ЛЕКСАНД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дре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дре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ДАЛЬБЕРТ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ЛЕКСАНД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ЛЕКСЕ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КТО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ЛАДИМИ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пполитъ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ИВ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НИКОЛА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ДМИТР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ЕВГЕНИЙ</text:p>
          </table:table-cell>
          <table:table-cell office:value-type="float" office:value="1895">
            <text:p>1895</text:p>
          </table:table-cell>
        </table:table-row>
        <table:table-row>
          <table:table-cell>
            <text:p>АНТО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ПАВЕЛ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СЕРГЕ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АЛЕКСАНДР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939">
            <text:p>1939</text:p>
          </table:table-cell>
        </table:table-row>
        <table:table-row>
          <table:table-cell>
            <text:p>КАЗИМИ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Е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ЛЕКСАНД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ЛАРИОН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ДМИТРИЙ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ГРИГОР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КОНСТАН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др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ИВ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ТЕПАН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АДАМ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ИВ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АЗИМИ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AНИКИТ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ТЕП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ЮЛИ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СТАНИСЛАВ</text:p>
          </table:table-cell>
          <table:table-cell office:value-type="float" office:value="1891">
            <text:p>1891</text:p>
          </table:table-cell>
        </table:table-row>
        <table:table-row>
          <table:table-cell>
            <text:p>Августинъ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ЛЕКС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ЛАДИМИР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ГЕОРГ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ЛИМЕНТ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КОНСТАНТИ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МАРК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АНОР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НИКОЛА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34">
            <text:p>1834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дрей<text:s/>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ДАНИЛА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аті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ЛЕКСАНД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Богуславъ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ЕНРИХ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ИФ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АЛЛИСТРАТ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НИКОДИМ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ЕДОС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ПАВЕ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ИКЕНТ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ЁТ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АД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др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НАТИЙ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Фаті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дре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ФАНАСИЙ</text:p>
          </table:table-cell>
          <table:table-cell office:value-type="float" office:value="1903">
            <text:p>1903</text:p>
          </table:table-cell>
        </table:table-row>
        <table:table-row>
          <table:table-cell>
            <text:p>Афанассі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Дорофе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Фаті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ИЛОФЕ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ПЁТ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ЗАХА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БОРИС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ЗАХА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ЗАХА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924">
            <text:p>1924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ИКЕН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ЛАДИМИР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ВАСИЛ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ГЕРВАС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АЗИМИ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ТИТ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ЮЛ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ОДЕСТ</text:p>
          </table:table-cell>
          <table:table-cell office:value-type="float" office:value="1921">
            <text:p>1921</text:p>
          </table:table-cell>
        </table:table-row>
        <table:table-row>
          <table:table-cell>
            <text:p>ВАСИЛ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ГНАТ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ЕВ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ТИТ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ГНА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ЕВ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Лука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АРК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СТАНИСЛАВ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СТАНИСЛАВ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ТИТ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ДМИТРИЙ</text:p>
          </table:table-cell>
          <table:table-cell office:value-type="float" office:value="1896">
            <text:p>1896</text:p>
          </table:table-cell>
        </table:table-row>
        <table:table-row>
          <table:table-cell>
            <text:p>НИКОЛАЙ</text:p>
          </table:table-cell>
          <table:table-cell office:value-type="float" office:value="1884">
            <text:p>1884</text:p>
          </table:table-cell>
        </table:table-row>
        <table:table-row>
          <table:table-cell>
            <text:p>Андрей</text:p>
          </table:table-cell>
          <table:table-cell office:value-type="float" office:value="1899">
            <text:p>1899</text:p>
          </table:table-cell>
        </table:table-row>
        <table:table-row>
          <table:table-cell>
            <text:p>НИКОЛА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ЯКОВ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ндрей</text:p>
          </table:table-cell>
          <table:table-cell office:value-type="float" office:value="1915">
            <text:p>1915</text:p>
          </table:table-cell>
        </table:table-row>
        <table:table-row>
          <table:table-cell>
            <text:p>МИХАИЛ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АСИЛИЙ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ЛЕКСАНДР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АЛЕКСЕ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МИХАИЛ</text:p>
          </table:table-cell>
          <table:table-cell office:value-type="float" office:value="1899">
            <text:p>1899</text:p>
          </table:table-cell>
        </table:table-row>
      </table:table>
      <table:table table:name="patronimika_Y1800_1939">
        <table:table-column/>
        <table:table-column/>
        <table:table-row>
          <table:table-cell>
            <text:p>АВГУСТ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АВКСЕН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ВКСЕН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ДАЛЬБЕРТ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дам<text:s/>Александе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ДА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ДАМ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ДАМ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ДАМ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ДАМ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ДАМ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ДАМ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ДАМ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ДАМ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ДАМ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ДАМ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ДАМ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ДАМ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ДАМ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АДАМ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АДА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ДА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ДА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ДА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ДА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ДА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ДАМ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ДОЛЬФ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АДРИ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ДРИАН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АИФАЛ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Алекс*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АЛЕКСАНДР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ЛЕКСАНД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ЛЕКСАНД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АНДР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ЛЕКСАНДР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ЛЕКСАНД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ЛЕКСАНД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ЛЕКСАНД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ЛЕКСАНД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АНДР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ЛЕКСАНД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АЛЕКСАНД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ЛЕКСАНДР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АНДР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АЛЕКСАНД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ЛЕКС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ЛЕКСЕ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ЛЕКСЕ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ЛЕКС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ЛЕКС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мбросий*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мбросий*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дрей*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дрей*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дрей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дрей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дрей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дрей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дрей*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ндрей*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дрей*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дрей*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ндрей*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ндрей*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ндрей*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дрей*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дрей*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дрей*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дрей*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дрей*</text:p>
          </table:table-cell>
          <table:table-cell office:value-type="float" office:value="1849">
            <text:p>1849</text:p>
          </table:table-cell>
        </table:table-row>
        <table:table-row>
          <table:table-cell>
            <text:p>Андрей*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дрей*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дрей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дрей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дрей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дрей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дрей*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дрей*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дрей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дрей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дрей*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Андрей*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дрей*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дрей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дрей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зельм*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НТО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НТО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НТО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НТО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АНТО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ТО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ТО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ТО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ТО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АНТО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АН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АН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АНТО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НТО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АНТО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Антоний*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нтоний*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нтоний*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нтоний*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нтоний*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Антоний*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ий*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ий*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ий*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Антоний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тоний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тоний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нтоний*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Антоний*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ий*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нтоний*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Антоний*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нтоний*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нтоний*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нтоний*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Антоний*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Антоний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тоний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тоний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нтоний*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нтоний*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Антоний*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Антоний*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Антоний*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Антоний*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Антоний*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ий*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нтоний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ий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ий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ий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ий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ий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ий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Антоний*</text:p>
          </table:table-cell>
          <table:table-cell office:value-type="float" office:value="1868">
            <text:p>1868</text:p>
          </table:table-cell>
        </table:table-row>
        <table:table-row>
          <table:table-cell>
            <text:p>Аполинарий*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пполоний*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АРИСТРАХ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ФАНАС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АФАНАС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АФАНАС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АФАНАС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АФАНАС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Богуслав*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ЛЕНТИ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алериан*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лериан*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рфоломей*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арфоломей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рфоломей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рфоломей*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АСИЛ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АСИЛ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АСИЛ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АСИЛ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АСИЛ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АСИЛ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АСИЛ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СИЛ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АСИЛИЙ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ВАСИЛ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АСИЛ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АСИЛ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АСИЛ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АСИЛ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АСИЛ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АСИЛ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АСИЛ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АСИЛ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АСИЛ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АСИЛИ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ВАСИЛ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СИЛ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СИЛ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АСИЛ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АСИЛ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АСИЛ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АСИЛ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АСИЛИ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ВАСИЛИЙ</text:p>
          </table:table-cell>
          <table:table-cell office:value-type="float" office:value="1904">
            <text:p>1904</text:p>
          </table:table-cell>
        </table:table-row>
        <table:table-row>
          <table:table-cell>
            <text:p>ВЕНЕДИКТ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ВЕНЕДИК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ЕНЕДИКТ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ВЕНЕДИКТ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ЕНЕДИКТ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ЕНЕДИКТ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КЕН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ИКЕНТ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К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ЕНТ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ИКЕНТ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ВИКЕНТ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ИКЕН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ВИКЕН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ИКЕН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ИКЕН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ИКЕН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ВИКЕНТ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ВИКЕН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ИКЕН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ИКЕНТ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ВИКЕН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ИКЕН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ВИКЕНТИ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ВИКЕНТ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ИКЕНТ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ВИКЕН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ИКТО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КТО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ИКТ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Т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ТО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ВИКТО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ВИКТО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ВИКТОР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ВИКТ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ИКТ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ИКТ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ВИЛЬГЕЛЬМ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ИМИР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Владыслав*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Владыслав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Владыслав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АДАЛЬБЕРТ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Вонифатий*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ВСЕВОЛОД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Гавриил*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Гавриил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Гавриил*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Гавриил*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Гавриил*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Гавриил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Гавриил*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Гавриил*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ГАВРИЛА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Гедеон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Геогрий*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ГЕОРГ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ГЕОРГ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ГЕОРГ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ГЕОРГ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ГЕОРГ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ГЕОРГ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ГЕОРГ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ГЕОРГ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ГЕОРГИЙ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ГЕОРГИЙ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ГЕОРГ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РИГОР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ГРИГОР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ГРИГОР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ГРИГОР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ГРИГОР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ГРИГОР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ГРИГОР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ГРИГОР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ГРИГОР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ГРИГОР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ГРИГОРИ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ГРИГОР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ГРИГОРИ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ГРИГОР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ГРИГО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РИГО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ГРИГО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авид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аниил*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Даниил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аниил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анил*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ДАНИЛ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ДАНИЛА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ДЕМЕНТИ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ДЕМЕНТИЙ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ДЕМЬЯ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ионисий*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ДМИТ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ДМИТР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ДМИТР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ДМИТР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ДМИТРИ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ДМИТР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ДМИТ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МИТ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МИТР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оминик*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Доминик*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Доминик*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Доминик*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Доминик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Доминик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оминик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Доминик*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Дорофей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ЕВГЕН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ЕВСЕ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ЕВСТАФ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ЕВСТАФ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Евфимий*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Евфремий*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Егор*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Елен*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Емилян*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САМУ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Захарий*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аков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аков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аков*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ЯНУАР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ВАН</text:p>
          </table:table-cell>
          <table:table-cell office:value-type="float" office:value="1837">
            <text:p>1837</text:p>
          </table:table-cell>
        </table:table-row>
        <table:table-row>
          <table:table-cell>
            <text:p>ИВ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В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ВАН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ВАН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гнат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ГНАТИ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ГНАТ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ГНАТ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ГНА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ГНА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ГНА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ГНАТ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ГНА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ГНАТИ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ГНА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ГНА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ГНАТ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ГНА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ГНА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И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ГНАТ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ГНАТ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ГНАТ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ГНА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НА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НАТ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ГНАТИ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ИГНАТИ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гнест*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ЕРОНИМ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ЕРОНИМ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ЕРОНИМ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ЕРОНИМ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ЕРОНИМ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ЕРОНИМ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ЛАРИ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ЛЬЯ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ЛЬЯ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ЛЬЯ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ЛЬЯ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аким*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аким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аким*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аким*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аким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ков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ков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ков*</text:p>
          </table:table-cell>
          <table:table-cell office:value-type="float" office:value="1868">
            <text:p>1868</text:p>
          </table:table-cell>
        </table:table-row>
        <table:table-row>
          <table:table-cell>
            <text:p>Иоанн*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оанн*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оанн*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анн*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анн*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анн*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анн*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анн*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анн*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анн*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анн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анн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анн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анн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анн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анн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анн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анн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анн*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оанн*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оанн*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оанн*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оанн*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анн*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анн*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анн*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анн*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анн*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анн*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анн*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анн*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анн*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анн*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анн*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анн*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анн*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анн*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анн*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анн*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анн*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анн*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анн*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анн*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анн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анн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анн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анн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анн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анн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анн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анн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анн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анн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анн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анн*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Иоанн*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Иоанн*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анн*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анн*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анн*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анн*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анн*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анн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анн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анн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анн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анн*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оанн*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Иоанн*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Иоанн*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оанн*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оанн*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анн*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анн*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анн*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анн*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анн*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ан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анн*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Иоанн*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оасаф*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аф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аф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аф*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осаф*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саф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АФАТ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АФАТ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АФАТ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ИОСИФ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ИОСИФ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ОСИФ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ОСИФ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ИОСИФ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СИФ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ИФ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ИОСИФ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СИФ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ОСИФ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ОСИФ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ИФ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ОСИФ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ОСИФ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ОСИФ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ИППОЛИТ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ИППОЛИТ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ИППОЛИТ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ИСИДО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СИДОР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Иулиан*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улиан*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Иулиа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улиан*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Иулиан*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улиан*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улиан*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Иустин*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устин*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Иустин*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Иустин*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Иустин*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Иустин*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Иусти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усти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усти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усти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усти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Иусти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Йаким*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АЗИМИ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АЗИМИ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АЗИМИР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АЗИМИР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КАЗИМИР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АЗИМИ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АЗИМИР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АЗИМИР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КАЗИМИР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КАЗИМИР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КАР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АР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АРЛ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КАРЛ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КАР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АР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АР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АР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арп*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арп*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иприан*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Киприан*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иприан*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Киприан*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Киприа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ИРИЛ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ИРИЛ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ИРИЛ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ИРИЛ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ИРИЛ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ИРИЛЛ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КИРИЛ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КЛИМЕНТ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КЛИМЕНТ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Климентий*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Климентий*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лиментий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лит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озьма*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Кондрат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КОНСТАН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КОНСТАНТИ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КОНСТАНТИ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КОНСТАН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КОНСТАНТИ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КОНСТАНТИ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КОНСТАН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КОНСТАНТИ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КОНСТАН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КОНСТАНТИ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КОНСТАНТИ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КОНСТАНТИН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КОНСТАНТИН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КОНСТАНТИН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КОНСТАНТИ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КОНСТАНТИ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КСЕНОФОНТ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АВРЕНТ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ЛАВРЕНТИ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ЛАВРЕНТИ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ЕВ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ЛЕ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ЛЕ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ЛЕ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ЛЕВ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ЕВ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ЛЕВ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ЛЕ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ЛЕ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ЛЕ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ЛЕ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ЛЕ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ЛЕВ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ЛЕ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ЕВ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ЛЕВ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ЛЕОНТ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ЛЕОНАРД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ЛЕОНТИ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ЛЕОНТ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ЛЕОНТИ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Лудвик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удовик*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Лудовик*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Лука*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Лука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Лука*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Лука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Лука*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Лука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Лука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Лука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ЛУКЬЯН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Людвик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Людвик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ХЛОДВИГ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ХЛОДВИГ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акарий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АКСИМ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АКСИМ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АКСИМ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АКСИМ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АКСИМИЛИА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МАКСИМИЛ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АКСИМИЛИА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МАРТИ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АРТИ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МАРТИ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МАРТИ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МАРТИ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АРТИ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АРТИН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АР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АРТИН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МАРТИН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МАРТИ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АТВ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АТВЕ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АТВ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АТВ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АТВ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МАТВЕ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АТВЕ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АТВЕ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АТВЕ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АТВЕЙ</text:p>
          </table:table-cell>
          <table:table-cell office:value-type="float" office:value="1861">
            <text:p>1861</text:p>
          </table:table-cell>
        </table:table-row>
        <table:table-row>
          <table:table-cell>
            <text:p>МАТВЕ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елент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ЕФОДИ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ТРОФА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ИХАИ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ИХ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МИХАИЛ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МИХАИЛ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МИХА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МИХА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МИХАИ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МИХА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ИХА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ИХАИ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МИХАИЛ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МИХАИЛ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МИХА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МИХАИЛ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МИХАИЛ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МИХАИЛ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МИХАИЛ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МИХАИ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МИХАИЛ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МИХАИЛ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МОИСЕ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естор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естор*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НИКАНО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АНОР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ита*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Никита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ДИМ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НИКОДИМ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НИКОЛАЙ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НИКОЛА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НИКОЛА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НИКОЛАЙ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НИКОЛА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НИКОЛА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НИКОЛА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НИКОЛА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НИКОЛАЙ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НИКОЛАЙ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НИКОЛАЙ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НИКОЛА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НИКОЛАЙ</text:p>
          </table:table-cell>
          <table:table-cell office:value-type="float" office:value="1898">
            <text:p>1898</text:p>
          </table:table-cell>
        </table:table-row>
        <table:table-row>
          <table:table-cell>
            <text:p>НИКОЛА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ОЛИМПИЙ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ОНУФРИ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ОНУФР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ОНУФРИ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ОНУФРИ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Осип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Осип*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Осип*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Осип*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Осип*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Осип*</text:p>
          </table:table-cell>
          <table:table-cell office:value-type="float" office:value="1849">
            <text:p>1849</text:p>
          </table:table-cell>
        </table:table-row>
        <table:table-row>
          <table:table-cell>
            <text:p>Осип*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Осип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Осип*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Осип*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Осип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Осип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Осип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Осип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Осип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Осип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Осип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Осип*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Осип*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Осип*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Осип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Осип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Осип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Осип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Осип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Осип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Осип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ПАВЕЛ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АВЕ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АВЕ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АВЕ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АВЕЛ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ПАВЕЛ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АВЕ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АВЕ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АВЕЛ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АВЕЛ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ПАВЕЛ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АВЕ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АВЕЛ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АВЕЛ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ПАВЕ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АВЕ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АВЕЛ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АВЕ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ВЕЛ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ПАВЕЛ</text:p>
          </table:table-cell>
          <table:table-cell office:value-type="float" office:value="1889">
            <text:p>1889</text:p>
          </table:table-cell>
        </table:table-row>
        <table:table-row>
          <table:table-cell>
            <text:p>Пантелеимо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АРФЕНИЙ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етр*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етр*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етр*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Петр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етр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етр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Петр*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Петр*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етр*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етр*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Петр*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Петр*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Петр*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етр*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етр*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Петр*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Петр*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Петр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етр*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Петр*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Петр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етр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етр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етр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етр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етр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Петр*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етр*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Петр*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Петр*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етр*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Петр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етр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етр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етр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етр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етр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Петр*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Петр*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Петр*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Петр*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ЛАКИД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ПЛАТО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ПЛАТОН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ПЛАТО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ПЛАТОН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ПОЛИКАРП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ПОРФИРИЙ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РАФАИЛ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Рафал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РОМ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РОМ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РОМ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РОМ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РОМ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РОМАН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РОМУАЛЬД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РОМУАЛЬ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РОМУАЛЬД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авва*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авва*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САМСО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АМУИЛ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евастиан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емен*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емен*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Семен*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Семен*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Семен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емен*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Семен*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Семе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еме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еме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емеон*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ЕРАФИМ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СИЛЬВЕС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ИЛЬВЕСТ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ИЛЬВЕСТР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СИЛЬВЕСТР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ИЛЬВЕСТР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ильвестрий*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Сильвестрий*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Симеон*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имеон*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имеон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имеон*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Симеон*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имеон*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имеон*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Симеон*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Симеон*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имеон*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имеон*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имеон*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имеон*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имеон*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имеон*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Симеон*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Симеон*</text:p>
          </table:table-cell>
          <table:table-cell office:value-type="float" office:value="1849">
            <text:p>1849</text:p>
          </table:table-cell>
        </table:table-row>
        <table:table-row>
          <table:table-cell>
            <text:p>Симеон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имеон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имеон*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Симеон*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имео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имео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ОФРОНИ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ТАНИ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АНИ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АНИСЛА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АНИСЛА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ТАНИСЛА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ТАНИСЛА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АНИСЛАВ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ТАНИСЛАВ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СТАНИСЛА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СТАНИСЛАВ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СТАНИСЛАВ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СТАНИСЛАВ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ТАНИСЛА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ТАНИСЛА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ТЕПАН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СТЕПАН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ЕП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ЕПАН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СТЕПАН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ТЕПА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СТЕПАН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СТЕПА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ТЕПАН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СТЕПАН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СТЕП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ПАН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ПАН</text:p>
          </table:table-cell>
          <table:table-cell office:value-type="float" office:value="1890">
            <text:p>1890</text:p>
          </table:table-cell>
        </table:table-row>
        <table:table-row>
          <table:table-cell>
            <text:p>СТЕПАН</text:p>
          </table:table-cell>
          <table:table-cell office:value-type="float" office:value="1892">
            <text:p>1892</text:p>
          </table:table-cell>
        </table:table-row>
        <table:table-row>
          <table:table-cell>
            <text:p>Стефан*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Стефан*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Стефан*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фан*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фан*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фан*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Стефан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тефан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тефан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Стефан*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Стефан*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Стефан*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ефан*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Стефан*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тефан*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тефан*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Стефан*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Стефан*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Стефан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тефан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тефан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тефан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Стефан*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Стефан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Стефан*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Стефан*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Стефан*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фан*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фан*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Стефан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Стефан*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Стефан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Телесфор*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ТИМОФЕ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ТИТ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ТИТ</text:p>
          </table:table-cell>
          <table:table-cell office:value-type="float" office:value="1882">
            <text:p>1882</text:p>
          </table:table-cell>
        </table:table-row>
        <table:table-row>
          <table:table-cell>
            <text:p>ФАБИАН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ФАВСТ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АВСТ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АВСТ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ФАВСТ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Фавстин*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АД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АДЕ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АДЕЙ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АДЕЙ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ФАДЕ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АДЕЙ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АД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АДЕЙ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АДЕЙ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АДЕЙ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АДЕЙ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АДЕЙ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ФАДЕ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АДЕЙ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АДЕЙ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ЕДОСИЙ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ЕЛИКС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ЛИКС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ЕЛИКС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ЕЛИКС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ЕЛИКС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ЕЛИКС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ЕЛИКС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ФЕЛИКС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ЕЛИЦИА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ЛИЦИА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еодор*</text:p>
          </table:table-cell>
          <table:table-cell office:value-type="float" office:value="1830">
            <text:p>1830</text:p>
          </table:table-cell>
        </table:table-row>
        <table:table-row>
          <table:table-cell>
            <text:p>Феодор*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еодор*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еодор*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одор*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одор*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еодор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еодор*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Феодор*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еодор*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еодор*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еодор*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Феодор*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еодор*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Феодор*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Феодор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еодор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еодор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еодор*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Феодор*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еодор*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еодор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еодор*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Феодор*</text:p>
          </table:table-cell>
          <table:table-cell office:value-type="float" office:value="1858">
            <text:p>1858</text:p>
          </table:table-cell>
        </table:table-row>
        <table:table-row>
          <table:table-cell>
            <text:p>Феодор*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Феодор*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Феодор*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Феодор*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еодор*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еодор*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еодор*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Феодор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еодор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еодор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еодор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еодосий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еофан*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ЕОФИЛ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ЕОФИЛ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ЕОФИЛ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ФЕОФ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ЕОФИЛ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ЕРДИНАНД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ИЛИПП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ИЛИПП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ИЛИПП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ИЛИПП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ИЛИПП</text:p>
          </table:table-cell>
          <table:table-cell office:value-type="float" office:value="1866">
            <text:p>1866</text:p>
          </table:table-cell>
        </table:table-row>
        <table:table-row>
          <table:table-cell>
            <text:p>ФИЛИПП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ИЛИПП</text:p>
          </table:table-cell>
          <table:table-cell office:value-type="float" office:value="1902">
            <text:p>1902</text:p>
          </table:table-cell>
        </table:table-row>
        <table:table-row>
          <table:table-cell>
            <text:p>ФЛОР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ЛОР</text:p>
          </table:table-cell>
          <table:table-cell office:value-type="float" office:value="1849">
            <text:p>1849</text:p>
          </table:table-cell>
        </table:table-row>
        <table:table-row>
          <table:table-cell>
            <text:p>ФЛОР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ЛОР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Л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Л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ЛОР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лориан*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лориан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ОМА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ФОМА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ОМА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ФОМ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ОМА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ОМА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ОМА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ФОМА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ОМА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ОМА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ФОМА</text:p>
          </table:table-cell>
          <table:table-cell office:value-type="float" office:value="1856">
            <text:p>1856</text:p>
          </table:table-cell>
        </table:table-row>
        <table:table-row>
          <table:table-cell>
            <text:p>ФОМ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ОМ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ОМА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ОМА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рантишек*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ранц*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Франц*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Франц*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Франц*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ранц*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ранц*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ранц*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Франц*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ранц*</text:p>
          </table:table-cell>
          <table:table-cell office:value-type="float" office:value="1843">
            <text:p>1843</text:p>
          </table:table-cell>
        </table:table-row>
        <table:table-row>
          <table:table-cell>
            <text:p>Франц*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Франц*</text:p>
          </table:table-cell>
          <table:table-cell office:value-type="float" office:value="1854">
            <text:p>1854</text:p>
          </table:table-cell>
        </table:table-row>
        <table:table-row>
          <table:table-cell>
            <text:p>Франц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ранц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ранц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Франц*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ранц*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Франц*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ФРАНЦИСК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ЭДУАРД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ЛИАН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ЮЛИА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ЛИАН</text:p>
          </table:table-cell>
          <table:table-cell office:value-type="float" office:value="1846">
            <text:p>1846</text:p>
          </table:table-cell>
        </table:table-row>
        <table:table-row>
          <table:table-cell>
            <text:p>ЮЛИАН</text:p>
          </table:table-cell>
          <table:table-cell office:value-type="float" office:value="1859">
            <text:p>1859</text:p>
          </table:table-cell>
        </table:table-row>
        <table:table-row>
          <table:table-cell>
            <text:p>Юрий*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ЮСТИН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ЮСТИН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ЮСТИН</text:p>
          </table:table-cell>
          <table:table-cell office:value-type="float" office:value="1845">
            <text:p>1845</text:p>
          </table:table-cell>
        </table:table-row>
        <table:table-row>
          <table:table-cell>
            <text:p>ЮСТИН</text:p>
          </table:table-cell>
          <table:table-cell office:value-type="float" office:value="1848">
            <text:p>1848</text:p>
          </table:table-cell>
        </table:table-row>
        <table:table-row>
          <table:table-cell>
            <text:p>ЮСТИН</text:p>
          </table:table-cell>
          <table:table-cell office:value-type="float" office:value="1849">
            <text:p>1849</text:p>
          </table:table-cell>
        </table:table-row>
        <table:table-row>
          <table:table-cell>
            <text:p>ЮСТИН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ИАКИНФ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ЯКОВ</text:p>
          </table:table-cell>
          <table:table-cell office:value-type="float" office:value="1836">
            <text:p>1836</text:p>
          </table:table-cell>
        </table:table-row>
        <table:table-row>
          <table:table-cell>
            <text:p>ЯКОВ</text:p>
          </table:table-cell>
          <table:table-cell office:value-type="float" office:value="1838">
            <text:p>1838</text:p>
          </table:table-cell>
        </table:table-row>
        <table:table-row>
          <table:table-cell>
            <text:p>ЯКО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ЯКОВ</text:p>
          </table:table-cell>
          <table:table-cell office:value-type="float" office:value="1839">
            <text:p>1839</text:p>
          </table:table-cell>
        </table:table-row>
        <table:table-row>
          <table:table-cell>
            <text:p>ЯКОВ</text:p>
          </table:table-cell>
          <table:table-cell office:value-type="float" office:value="1840">
            <text:p>1840</text:p>
          </table:table-cell>
        </table:table-row>
        <table:table-row>
          <table:table-cell>
            <text:p>ЯКОВ</text:p>
          </table:table-cell>
          <table:table-cell office:value-type="float" office:value="1841">
            <text:p>1841</text:p>
          </table:table-cell>
        </table:table-row>
        <table:table-row>
          <table:table-cell>
            <text:p>ЯКОВ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ЯКОВ</text:p>
          </table:table-cell>
          <table:table-cell office:value-type="float" office:value="1842">
            <text:p>1842</text:p>
          </table:table-cell>
        </table:table-row>
        <table:table-row>
          <table:table-cell>
            <text:p>ЯКОВ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ЯКОВ</text:p>
          </table:table-cell>
          <table:table-cell office:value-type="float" office:value="1852">
            <text:p>1852</text:p>
          </table:table-cell>
        </table:table-row>
        <table:table-row>
          <table:table-cell>
            <text:p>ЯКОВ</text:p>
          </table:table-cell>
          <table:table-cell office:value-type="float" office:value="1855">
            <text:p>1855</text:p>
          </table:table-cell>
        </table:table-row>
        <table:table-row>
          <table:table-cell>
            <text:p>ЯКОВ</text:p>
          </table:table-cell>
          <table:table-cell office:value-type="float" office:value="1857">
            <text:p>1857</text:p>
          </table:table-cell>
        </table:table-row>
        <table:table-row>
          <table:table-cell>
            <text:p>ЯКОВ</text:p>
          </table:table-cell>
          <table:table-cell office:value-type="float" office:value="1864">
            <text:p>1864</text:p>
          </table:table-cell>
        </table:table-row>
        <table:table-row>
          <table:table-cell>
            <text:p>ЯКОВ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ЯКОВ</text:p>
          </table:table-cell>
          <table:table-cell office:value-type="float" office:value="1865">
            <text:p>1865</text:p>
          </table:table-cell>
        </table:table-row>
        <table:table-row>
          <table:table-cell>
            <text:p>ЯКОВ</text:p>
          </table:table-cell>
          <table:table-cell office:value-type="float" office:value="1867">
            <text:p>1867</text:p>
          </table:table-cell>
        </table:table-row>
        <table:table-row>
          <table:table-cell>
            <text:p>ЯКОВ</text:p>
          </table:table-cell>
          <table:table-cell office:value-type="float" office:value="1880">
            <text:p>1880</text:p>
          </table:table-cell>
        </table:table-row>
        <table:table-row>
          <table:table-cell>
            <text:p>ЯКОВ</text:p>
          </table:table-cell>
          <table:table-cell office:value-type="float" office:value="1902">
            <text:p>1902</text:p>
          </table:table-cell>
        </table:table-row>
      </table:table>
    </office:spreadsheet>
  </office:body>
</office:document-content>
</file>